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Mangal1" svg:font-family="Mangal"/>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423cm" fo:margin-top="0.212cm" fo:margin-bottom="0cm" style:contextual-spacing="false" fo:text-indent="0cm" style:auto-text-indent="false"/>
    </style:style>
    <style:style style:name="P2" style:family="paragraph" style:parent-style-name="Standard">
      <style:paragraph-properties fo:margin-left="0cm" fo:margin-right="0.212cm" fo:text-indent="0cm" style:auto-text-indent="false"/>
      <style:text-properties fo:language="ru" fo:country="RU"/>
    </style:style>
    <style:style style:name="P3" style:family="paragraph" style:parent-style-name="Text_20_body">
      <style:paragraph-properties fo:margin-left="0cm" fo:margin-right="0.423cm" fo:margin-top="0cm" fo:margin-bottom="0cm" style:contextual-spacing="false" fo:text-indent="0cm" style:auto-text-indent="false"/>
      <style:text-properties fo:color="#777777" loext:opacity="100%" fo:language="ru" fo:country="RU" fo:background-color="transparent" loext:padding="0cm" loext:border="none"/>
    </style:style>
    <style:style style:name="P4" style:family="paragraph" style:parent-style-name="Text_20_body">
      <style:paragraph-properties fo:margin-left="0cm" fo:margin-right="0.423cm" fo:margin-top="0.212cm" fo:margin-bottom="0cm" style:contextual-spacing="false" style:line-height-at-least="0.344cm" fo:text-align="justify" style:justify-single-word="false" fo:text-indent="0cm" style:auto-text-indent="false"/>
      <style:text-properties fo:color="#222222" loext:opacity="100%" fo:language="ru" fo:country="RU" fo:background-color="transparent" loext:padding="0cm" loext:border="none"/>
    </style:style>
    <style:style style:name="P5" style:family="paragraph" style:parent-style-name="Text_20_body">
      <style:paragraph-properties fo:margin-left="0cm" fo:margin-right="0.423cm" fo:margin-top="0.212cm" fo:margin-bottom="0cm" style:contextual-spacing="false" style:line-height-at-least="0.344cm" fo:text-align="justify" style:justify-single-word="false" fo:text-indent="0cm" style:auto-text-indent="false"/>
      <style:text-properties fo:color="#222222" loext:opacity="100%" fo:language="ru" fo:country="RU" officeooo:rsid="00086db8" officeooo:paragraph-rsid="00086db8" fo:background-color="transparent" loext:padding="0cm" loext:border="none"/>
    </style:style>
    <style:style style:name="P6" style:family="paragraph" style:parent-style-name="Text_20_body">
      <style:paragraph-properties fo:margin-left="0cm" fo:margin-right="0.423cm" fo:margin-top="0.212cm" fo:margin-bottom="0cm" style:contextual-spacing="false" style:line-height-at-least="0.344cm" fo:text-align="justify" style:justify-single-word="false" fo:text-indent="0cm" style:auto-text-indent="false"/>
      <style:text-properties fo:color="#222222" loext:opacity="100%" fo:language="ru" fo:country="RU" style:text-underline-style="solid" style:text-underline-width="auto" style:text-underline-color="font-color" fo:background-color="transparent" loext:padding="0cm" loext:border="none"/>
    </style:style>
    <style:style style:name="P7" style:family="paragraph" style:parent-style-name="Text_20_body">
      <style:paragraph-properties fo:margin-left="0cm" fo:margin-right="0.423cm" fo:margin-top="0.212cm" fo:margin-bottom="0cm" style:contextual-spacing="false" style:line-height-at-least="0.344cm" fo:text-align="justify" style:justify-single-word="false" fo:text-indent="0cm" style:auto-text-indent="false"/>
      <style:text-properties fo:color="#222222" loext:opacity="100%" fo:language="ru" fo:country="RU" fo:background-color="#ffffd7" loext:padding="0cm" loext:border="none"/>
    </style:style>
    <style:style style:name="P8" style:family="paragraph" style:parent-style-name="Text_20_body">
      <style:paragraph-properties fo:margin-left="0cm" fo:margin-right="0.423cm" fo:margin-top="0.212cm" fo:margin-bottom="0cm" style:contextual-spacing="false" style:line-height-at-least="0.344cm" fo:text-align="justify" style:justify-single-word="false" fo:text-indent="0cm" style:auto-text-indent="false"/>
      <style:text-properties fo:language="ru" fo:country="RU"/>
    </style:style>
    <style:style style:name="P9" style:family="paragraph" style:parent-style-name="Text_20_body">
      <style:paragraph-properties fo:margin-top="0.212cm" fo:margin-bottom="0cm" style:contextual-spacing="false" style:writing-mode="lr-tb"/>
      <style:text-properties fo:language="ru" fo:country="RU"/>
    </style:style>
    <style:style style:name="P10" style:family="paragraph" style:parent-style-name="Text_20_body">
      <style:paragraph-properties fo:margin-top="0.212cm" fo:margin-bottom="0cm" style:contextual-spacing="false" style:writing-mode="lr-tb"/>
      <style:text-properties fo:language="ru" fo:country="RU" fo:background-color="#ffffd7"/>
    </style:style>
    <style:style style:name="P11" style:family="paragraph" style:parent-style-name="Text_20_body">
      <style:paragraph-properties fo:margin-top="0.212cm" fo:margin-bottom="0cm" style:contextual-spacing="false" style:writing-mode="lr-tb"/>
      <style:text-properties fo:language="ru" fo:country="RU" officeooo:rsid="00077cb0" officeooo:paragraph-rsid="00077cb0" fo:background-color="#ffffd7"/>
    </style:style>
    <style:style style:name="T1" style:family="text">
      <style:text-properties style:text-line-through-style="none" style:text-line-through-type="none" style:font-name="Calibri" fo:font-size="12pt" style:text-underline-style="none" style:text-blinking="false"/>
    </style:style>
    <style:style style:name="T2" style:family="text">
      <style:text-properties style:text-line-through-style="none" style:text-line-through-type="none" style:font-name="Calibri" fo:font-size="12pt" style:text-underline-style="none" fo:font-weight="bold" style:text-blinking="false"/>
    </style:style>
    <style:style style:name="T3" style:family="text">
      <style:text-properties style:text-line-through-style="none" style:text-line-through-type="none" style:font-name="Calibri" fo:font-size="12pt" style:text-blinking="false"/>
    </style:style>
    <style:style style:name="T4" style:family="text">
      <style:text-properties style:text-line-through-style="none" style:text-line-through-type="none" style:text-underline-style="none" style:text-blinking="false"/>
    </style:style>
    <style:style style:name="T5" style:family="text">
      <style:text-properties fo:font-weight="bold"/>
    </style:style>
    <style:style style:name="T6" style:family="text">
      <style:text-properties fo:color="#222222" loext:opacity="100%" fo:background-color="transparent" loext:char-shading-value="0" loext:padding="0cm" loext:border="none"/>
    </style:style>
    <style:style style:name="T7" style:family="text">
      <style:text-properties fo:color="#222222" loext:opacity="100%" fo:font-weight="bold" fo:background-color="transparent" loext:char-shading-value="0" loext:padding="0cm" loext:border="none"/>
    </style:style>
    <style:style style:name="T8" style:family="text">
      <style:text-properties fo:color="#222222" loext:opacity="100%" fo:font-weight="bold" loext:padding="0cm" loext:border="none"/>
    </style:style>
    <style:style style:name="T9" style:family="text">
      <style:text-properties fo:color="#222222" loext:opacity="100%" loext:padding="0cm" loext:border="none"/>
    </style:style>
    <style:style style:name="T10" style:family="text">
      <style:text-properties fo:color="#777777" loext:opacity="100%" fo:background-color="transparent" loext:char-shading-value="0" loext:padding="0cm" loext:border="none"/>
    </style:style>
    <style:style style:name="T11" style:family="text">
      <style:text-properties officeooo:rsid="00075298"/>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p6">
        <text:section text:style-name="Sect1" text:name=":qr">
          <text:p text:style-name="P1"/>
          <text:section text:style-name="Sect1" text:name=":p9">
            <text:p text:style-name="P8"><text:span text:style-name="T1">Добрый день, уважаемые коллеги!</text:span></text:p>
            <text:p text:style-name="P4"><text:span text:style-name="T1">Майские дни радуют нас солнечной и теплой погодой, а с ней растет <text:s/>сезонная активность клещей. <text:s/>Это подтверждается неоднократными обращениями пациентов с жалобами на укусы клещей. С конца апреля до начала июля их численность наиболее высока, а, значит, высок и риск заражения заболеваниями, которые переносятся клещами. Причем от одного укуса можно заразиться сразу несколькими болезнями. Лидерами среди заболеваний, передающихся этими паразитами, и вызывающих сезонные весенне-летние вспышки, являются клещевой энцефалит и боррелиоз или болезнь Лайма. Обследование, экстренная профилактика и лечение данных заболеваний известны и используются в сети наших центров по стандартной схеме.</text:span></text:p>
            <text:p text:style-name="P4"><text:span text:style-name="T1">К частым заболеваниям, которые могу передать клещи, относятся эрлихиоз и анаплазмоз. Каждое из этих заболеваний по-своему опасно и при несвоевременном лечении может привести к серьезным осложнениям и даже смерти.</text:span></text:p>
            <text:p text:style-name="P4"><text:span text:style-name="T1">В настоящее время в сети клиник MEDSWISS исследование клеща методом ПЦР проводится на две инфекции: клещевой энцефалит и боррелиоз. Осведомленность пациентов о переносимых клещами инфекциях с каждым годом возрастает. Все чаще задают вопросы почему проводим исследование клеща только на 2 инфекции. В сторонних мед лабораториях представлена комплексная услуга - исследование клеща на 4 инфекции.</text:span></text:p>
            <text:p text:style-name="P4"><text:span text:style-name="T1">С целью улучшения качества оказания медицинской помощи целесообразно добавить эти инфекции при исследования клеща методом ПЦР. Для этого необходимо:</text:span></text:p>
            <text:p text:style-name="P4"><text:span text:style-name="T1">- Сообщить ответственному сотруднику лаборатории АРХИМЕД о необходимости исследования клеща методом ПЦР на эрлихиоз и анаплазмоз</text:span></text:p>
            <text:p text:style-name="P4"><text:span text:style-name="T1">- Согласовать данный вопрос с РЕСО - будет ли входить данное исследование в страховку (в настоящее время согласование касается исследования клеща на 2 инфекции)</text:span></text:p>
            <text:p text:style-name="P4"><text:span text:style-name="T1">- Ввести необходимые коды, талоны и стоимость</text:span></text:p>
            <text:p text:style-name="P4"><text:span text:style-name="T1">Ниже представлена краткая информация по заболеваниям эрлихиоз и анаплазмоз. Для информации: в лечении этих двух препаратов препаратом выбора является Доксициклин в стандартных дозировках. Данный препарат используется в качестве экстренной профилактики боррелиоза, который назначают в день обращения пациента и отменяют  после получения отрицательных анализов исследования клеща или крови пациента или по  достижению 21 дня приема (стандартный курс лечения боррелиоза, при положительных результатах исследования крови пациента). Таким образом дополнительных назначений при первичном обращении пациента не требуется.</text:span></text:p>
            <text:p text:style-name="P4"/>
            <text:p text:style-name="P7"><text:span text:style-name="T2">Моноцитарный эрлихиоз человека (МЭЧ)</text:span> </text:p>
            <text:p text:style-name="P4"><text:span text:style-name="T1">Природно-очаговая трансмиссивная инфекция, вызываемая микроорганизмами рода Ehrlichia: E.chaffeensis, E.muris.</text:span></text:p>
            <text:p text:style-name="P4"><text:span text:style-name="T1">Впервые нозология была описана гематологом Маэда в 1986 году (США), эрлихии – в 1935. Заболевание распространено на территории России, Испании, Мали, Португалии, Италии, Бельгии, США, Дании, Норвегии. Сезонность болезни связана с активностью переносчиков – иксодовых клещей.</text:span></text:p>
            <text:p text:style-name="P4"><text:soft-page-break/><text:span text:style-name="T1">Возбудитель инфекции – внутриклеточная бактерия Ehrlichia, виды E. muris, Е. chaffeensis. Резервуары и источники моноцитарного эрлихиоза в дикой природе – олени, реже лошади, собаки, козы, хомяки, койоты, мыши. Переносчики <text:s/>– <text:s/>клещи , <text:s/>чаще всего <text:s/>A. americanum, D. variabilis, I. pacificus, I. persulcatus. <text:s/>Считается, что эрлихиями поражено до 50% популяции иксодовых клещей. Во время присасывания бактерии попадают в кровоток человека со слюной.</text:span></text:p>
            <text:p text:style-name="P7"><text:span text:style-name="T1">Симптомы</text:span></text:p>
            <text:p text:style-name="P4"><text:span text:style-name="T1">Воротами инфекции служит кожа в месте укуса клеща. Эрлихии попадают в организм человека со слюной присосавшегося зараженного клеща. По лимфатическим путям эрлихии проникают в кровь, размножение происходит внутриклеточно в эндотелии сосудов, возможно в моноцитах, где развиваются инфекционные гранулемы.</text:span><text:span text:style-name="T4"> </text:span><text:span text:style-name="T1">Инкубационный период составляет около 14 дней, реже 1-30 суток. Болезнь начинается остро, с выраженными симптомами общей интокасикации: слабостью, утомляемостью, снижением работоспособности, головными болями. Состояние сопровождается лихорадкой свыше 38° C, ознобами, продолжительность периода лихорадки может составлять до полутора недель. У 2/3 заболевших эрлихиозом появляется першение в горле, сухой кашель, заложенность носа. Другие симптомы инфекции – увеличение подчелюстных лимфоузлов, мышечные и суставные боли, покраснение конъюнктивы глаз, горла. Реже возникают эпизоды повышения артериального давления, пятнистые бугорковые высыпания на коже бедер, голеней и тела, которые проходят без шелушения и не требуют лечения. У 10% пациентов развиваются симптомы менингоэнцефалита: светобоязнь, галлюцинации, сложность контакта, рвота на высоте головной боли, снижение силы в конечностях. Размножение эрлихии приводит к воспалительным процессам различного характера, включая хронические. Поражаются различные органы (кожа, печень, центральная нервная система, костный мозг). После перенесенного заболевания появляются и длительно сохраняются специфические антитела.</text:span></text:p>
            <text:p text:style-name="P4"><text:span text:style-name="T1">Лечение</text:span></text:p>
            <text:p text:style-name="P4"><text:span text:style-name="T1">Чаще всего врачи назначают стандартную дозировку антибиотиков. Наиболее эффективными средствами являются антибиотики тетрациклинового ряда (доксициклин, тетрациклин), альтернативами служат рифампицин и хлорамфеникол. Эрлихии нечувствительны к антибактериальным препаратам пенициллинового, цефалоспоринового рядов.</text:span></text:p>
            <text:p text:style-name="P4"/>
            <text:p text:style-name="P7"><text:span text:style-name="T2">Гранулоцитарный анаплазмоз человека (ГАЧ)</text:span></text:p>
            <text:p text:style-name="P4"><text:span text:style-name="T1">Гранулоцитарным анаплазмозом человека (ГАЧ) называют острое инфекционное заболевание, которое вызывается бактерией анаплазмой и протекает с высокой температурой и общими симптомами интоксикации. Заболевание впервые описано врачом Бэккеном в 1991 году (США).Инфекция распространена в Великобритании, Швеции, США, Канаде. В России эндемичными зонами считаются Приморье, Алтайский и Хабаровский край, Новосибирская область.</text:span></text:p>
            <text:p text:style-name="P7"><text:span text:style-name="T1">Возбудитель</text:span></text:p>
            <text:p text:style-name="P4"><text:span text:style-name="T1">Анаплазма (полное название Anaplasma phagocytophilum) является мелкой внутриклеточной бактерией, которая, попадая в кровь человека, проникает внутрь белых кровяных телец (гранулоцитов) и разносится по всему организму. Резервуаром бактерий в природе служат дикие грызуны. В условиях населенных пунктов могут быть заражены </text:span><text:soft-page-break/><text:span text:style-name="T1">мыши, собаки, лошади и другие животные. Но все эти животные для человека в плане ГАЧ безопасны, поскольку при их укусе человек не заболевает анаплазмой.</text:span></text:p>
            <text:p text:style-name="P4"><text:span text:style-name="T1">Заражение человека происходит во время укуса иксодового клеща, который вместе со своей слюной выделяет в ранку анаплазму. На территории России инфицированность клещей анаплазмой составляет 5-20% (высокая зараженность в Пермском крае и Прибайкалье), в Белоруссии – от 4% (в пригородных лесополосах) до 25% (в Беловежской пуще), в Польше и Украине около 23%.</text:span></text:p>
            <text:p text:style-name="P4"><text:span text:style-name="T1">Для заболевания ГАЧ характерна сезонность, полностью совпадающая с активацией иксодовых клещей. Поэтому практически все случаи заражения ГАЧ приходятся на весну и лето — с апреля по август-сентябрь. До 70% случаев ГАЧ не является изолированными, а развиваются в форме мист-инфекций. Преимущественно, ГАЧ сочетается с клещевым энцефалитом, клещевым боррелиозом, моноцитарным эрлихиозом человека. Наиболее часто анаплазмоз комбинируется с боррелиозом (до 85% случаев мист-инфекций).</text:span></text:p>
            <text:p text:style-name="P7"><text:span text:style-name="T1">Симптомы</text:span></text:p>
            <text:p text:style-name="P4"><text:span text:style-name="T1">Инкубационный период составляет 14 дней, может укорачиваться до 3 суток или удлиняться до 3 недель. Начало острое, с симптомами общей интоксикации: слабостью, утомляемостью, умеренными головными болями. Лихорадка характеризуется длительностью, потрясающими ознобами, достигает 38,5° C и более. Могут возникать тошнота, дискомфорт в животе, чувство давления и распирания в правом подреберье, рвота и расстройства стула. У одного из десяти больных наблюдается неспецифическая сыпь по телу.</text:span><text:span text:style-name="T4"> </text:span><text:span text:style-name="T1">Часть пациентов предъявляет жалобы на мышечные и суставные боли, сухой кашель (19%), першение в горле, заложенность носа.</text:span></text:p>
            <text:p text:style-name="P4"><text:span text:style-name="T1">В большинстве случаев ГАЧ проходит в легкой форме, многие пациенты переносят его «на ногах», принимая за обычное ОРЗ или кишечную инфекцию. Только у 1% (по другим данным у 3%) людей бывает тяжелое течение анаплазмоза с развитием менингоэнцефалита, тяжелого поражения почек, вплоть до смертельного исхода. Обычно это встречается среди лиц с крайне ослабленным иммунитетом.</text:span></text:p>
            <text:p text:style-name="P4"><text:span text:style-name="T1">Если ГАЧ развивается как моноинфекция, какие-либо последствия для здоровья, которые могли бы серьезно нарушать самочувствие человека, почти не регистрируются. Прогноз в этом случае благоприятен, происходит полное выздоровление.</text:span></text:p>
            <text:p text:style-name="P6"><text:span text:style-name="T3">Лечение</text:span></text:p>
            <text:p text:style-name="P4"><text:span text:style-name="T1">Лечение включает прием или инъекционную постановку антибиотиков из группы тетрациклинов. Обычно при введении Доксициклина — препарата выбора первого ряда — болезнь очень быстро сходит на нет. Препаратом резерва остается Тетрациклин. При беременности и в детском возрасте лечат ГАЧ при помощи Рифампицина или Амоксициллина. Длительность терапии и доза подбираются индивидуально. При отсутствии антибиотиков у отдельных заболевших патология продолжалась до 2 месяцев (редко).</text:span></text:p>
            <text:p text:style-name="P4"><text:span text:style-name="T1">В тяжелых случаях и при клинике средней тяжести рекомендуется строгий постельный режим. В отдельных ситуациях понадобится интенсивная инфузионная терапия.</text:span></text:p>
            <text:p text:style-name="P5">О.А. Тихонов</text:p>
            <text:p text:style-name="P5"/>
          </text:section>
        </text:section>
      </text:section>
      <text:section text:style-name="Sect1" text:name=":pi">
        <text:section text:style-name="Sect1" text:name=":pl">
          <text:section text:style-name="Sect1" text:name=":pk">
            <text:p text:style-name="P10"><text:span text:style-name="T11">У</text:span>слуга в прайсе (пока за <text:span text:style-name="T11">НАЛ, </text:span><text:s/>от Ресо ждем ответа):</text:p>
            <text:p text:style-name="P10"><text:soft-page-break/><text:span text:style-name="T8">3814c03140</text:span><text:span text:style-name="T9"> - Молекулярно-биологическое исследование клеща на выявление РНК/ДНК возбудителей инфекций: клещевого энцефалита, боррелиоза (Borrelia burgdorferi sl), анаплазмоза (Anaplasma phagocytophilum) и эрлихиоза (Ehrlichia chaffeensis/Ehrlichia muris) методом ПЦР.</text:span></text:p>
            <text:p text:style-name="P10"><text:span text:style-name="T9">С уважением,<text:line-break/>Ирина Рогова</text:span></text:p>
            <text:p text:style-name="P11"><text:span text:style-name="T9">20 мая 2021г. </text:span></text:p>
            <text:p text:style-name="P9"/>
          </text:section>
        </text:section>
        <text:section text:style-name="Sect1" text:name=":pm">
          <text:p text:style-name="P3"><text:bookmark text:name=":ow"/></text:p>
        </text:section>
      </text:section>
      <text:p text:style-name="P2"><draw:frame draw:style-name="fr1" draw:name="Врезка1" text:anchor-type="paragraph" svg:width="0.041cm" draw:z-index="0"><draw:text-box fo:min-height="0.041cm"><text:p text:style-name="Text_20_body"/></draw:text-box></draw:frame><text:span text:style-name="T10"><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Mangal1" svg:font-family="Mangal"/>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5-25T09:48:16.158000000</dc:date>
    <meta:editing-duration>PT9M49S</meta:editing-duration>
    <meta:editing-cycles>7</meta:editing-cycles>
    <meta:document-statistic meta:table-count="0" meta:image-count="0" meta:object-count="0" meta:page-count="4" meta:paragraph-count="36" meta:word-count="1136" meta:character-count="9087" meta:non-whitespace-character-count="7963"/>
  </office:meta>
</office:document-meta>
</file>